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officeooo:paragraph-rsid="000826ce"/>
    </style:style>
    <style:style style:name="P2" style:family="paragraph" style:parent-style-name="Standard">
      <style:text-properties style:text-underline-style="none" officeooo:rsid="000826ce" officeooo:paragraph-rsid="000826ce"/>
    </style:style>
    <style:style style:name="P3" style:family="paragraph" style:parent-style-name="Standard">
      <style:text-properties style:text-underline-style="none" officeooo:rsid="000a1657" officeooo:paragraph-rsid="000a1657"/>
    </style:style>
    <style:style style:name="P4" style:family="paragraph" style:parent-style-name="Standard">
      <style:text-properties style:text-underline-style="none" officeooo:rsid="000a1657" officeooo:paragraph-rsid="000826ce"/>
    </style:style>
    <style:style style:name="P5" style:family="paragraph" style:parent-style-name="Standard">
      <style:text-properties fo:font-style="normal" style:text-underline-style="none" officeooo:paragraph-rsid="000a1657" style:font-style-asian="normal" style:font-style-complex="normal"/>
    </style:style>
    <style:style style:name="P6" style:family="paragraph" style:parent-style-name="Standard">
      <style:text-properties fo:font-style="normal" style:text-underline-style="none" officeooo:paragraph-rsid="000b6cf6" style:font-style-asian="normal" style:font-style-complex="normal"/>
    </style:style>
    <style:style style:name="P7" style:family="paragraph" style:parent-style-name="Standard">
      <style:text-properties fo:font-style="normal" style:text-underline-style="none" officeooo:rsid="000a1657" officeooo:paragraph-rsid="000a1657" style:font-style-asian="normal" style:font-style-complex="normal"/>
    </style:style>
    <style:style style:name="P8" style:family="paragraph" style:parent-style-name="Standard">
      <style:text-properties fo:font-style="normal" style:text-underline-style="none" officeooo:rsid="000b6cf6" officeooo:paragraph-rsid="000b6cf6" style:font-style-asian="normal" style:font-style-complex="normal"/>
    </style:style>
    <style:style style:name="P9" style:family="paragraph" style:parent-style-name="Standard">
      <style:text-properties fo:font-style="normal" style:text-underline-style="none" officeooo:rsid="000b6cf6" officeooo:paragraph-rsid="000a1657" style:font-style-asian="normal" style:font-style-complex="normal"/>
    </style:style>
    <style:style style:name="P10" style:family="paragraph" style:parent-style-name="Standard">
      <style:text-properties fo:font-style="normal" style:text-underline-style="none" officeooo:rsid="000ceb5c" officeooo:paragraph-rsid="000ceb5c" style:font-style-asian="normal" style:font-style-complex="normal"/>
    </style:style>
    <style:style style:name="P11" style:family="paragraph" style:parent-style-name="Standard">
      <style:paragraph-properties fo:text-align="start" style:justify-single-word="false"/>
      <style:text-properties fo:font-style="normal" style:text-underline-style="none" fo:font-weight="normal" officeooo:paragraph-rsid="000b6cf6"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style:text-underline-style="none" fo:font-weight="normal" officeooo:paragraph-rsid="000e3d1d"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none" fo:font-weight="normal" officeooo:paragraph-rsid="000fba7b"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officeooo:paragraph-rsid="0011d683"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paragraph-rsid="0012c41a"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fo:font-weight="normal" officeooo:paragraph-rsid="0014c4a9"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normal" officeooo:rsid="000b6cf6" officeooo:paragraph-rsid="000b6cf6"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0ceb5c" officeooo:paragraph-rsid="000b6cf6"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0ceb5c" officeooo:paragraph-rsid="000ceb5c"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0e3d1d" officeooo:paragraph-rsid="000e3d1d"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11d683" officeooo:paragraph-rsid="0011d683"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12c41a" officeooo:paragraph-rsid="0012c41a"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13bb9b" officeooo:paragraph-rsid="0013bb9b"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14c4a9" officeooo:paragraph-rsid="0014c4a9" style:font-style-asian="normal" style:font-weight-asian="normal" style:font-style-complex="normal" style:font-weight-complex="normal"/>
    </style:style>
    <style:style style:name="P25" style:family="paragraph" style:parent-style-name="Standard">
      <style:text-properties fo:font-style="normal" style:text-underline-style="solid" style:text-underline-width="auto" style:text-underline-color="font-color" officeooo:rsid="000a1657" officeooo:paragraph-rsid="000a1657" style:font-style-asian="normal" style:font-style-complex="normal"/>
    </style:style>
    <style:style style:name="P26" style:family="paragraph" style:parent-style-name="Standard">
      <style:text-properties fo:font-style="normal" style:text-underline-style="solid" style:text-underline-width="auto" style:text-underline-color="font-color" officeooo:rsid="000b6cf6" officeooo:paragraph-rsid="000b6cf6" style:font-style-asian="normal" style:font-style-complex="normal"/>
    </style:style>
    <style:style style:name="P27"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e3d1d" officeooo:paragraph-rsid="000e3d1d"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color="#000000" fo:font-style="normal" style:text-underline-style="none" fo:font-weight="normal" officeooo:paragraph-rsid="00179680"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color="#000000" fo:font-style="normal" style:text-underline-style="none" fo:font-weight="normal" officeooo:rsid="0014c4a9" officeooo:paragraph-rsid="0014c4a9"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color="#000000" fo:font-style="normal" style:text-underline-style="none" fo:font-weight="normal" officeooo:rsid="00164e42" officeooo:paragraph-rsid="00164e42"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color="#000000" fo:font-style="normal" style:text-underline-style="none" fo:font-weight="normal" officeooo:rsid="00179680" officeooo:paragraph-rsid="00179680"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ize="15pt" fo:font-weight="bold" officeooo:rsid="000826ce" officeooo:paragraph-rsid="000826ce" style:font-size-asian="15pt" style:font-weight-asian="bold" style:font-size-complex="15pt" style:font-weight-complex="bold"/>
    </style:style>
    <style:style style:name="P33" style:family="paragraph" style:parent-style-name="Standard">
      <style:paragraph-properties fo:text-align="center" style:justify-single-word="false"/>
      <style:text-properties fo:font-size="15pt" fo:font-style="normal" style:text-underline-style="none" fo:font-weight="bold" officeooo:rsid="000b6cf6" officeooo:paragraph-rsid="000b6cf6" style:font-size-asian="15pt" style:font-style-asian="normal" style:font-weight-asian="bold" style:font-size-complex="15pt" style:font-style-complex="normal" style:font-weight-complex="bold"/>
    </style:style>
    <style:style style:name="P34" style:family="paragraph" style:parent-style-name="Standard">
      <style:text-properties officeooo:rsid="000826ce" officeooo:paragraph-rsid="000826ce"/>
    </style:style>
    <style:style style:name="P35" style:family="paragraph" style:parent-style-name="Standard">
      <style:text-properties style:text-underline-style="solid" style:text-underline-width="auto" style:text-underline-color="font-color" officeooo:rsid="000826ce" officeooo:paragraph-rsid="000826ce"/>
    </style:style>
    <style:style style:name="P36" style:family="paragraph" style:parent-style-name="Standard">
      <style:paragraph-properties fo:text-align="start" style:justify-single-word="false"/>
      <style:text-properties fo:color="#ff0000" fo:font-style="normal" style:text-underline-style="none" fo:font-weight="normal" officeooo:rsid="0014c4a9" officeooo:paragraph-rsid="0014c4a9"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color="#00ae00" fo:font-style="normal" style:text-underline-style="none" fo:font-weight="normal" officeooo:rsid="0014c4a9" officeooo:paragraph-rsid="0014c4a9"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color="#00ae00" fo:font-style="normal" style:text-underline-style="none" fo:font-weight="normal" officeooo:paragraph-rsid="0014c4a9"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officeooo:paragraph-rsid="00179680"/>
    </style:style>
    <style:style style:name="P40" style:family="paragraph" style:parent-style-name="Standard">
      <style:paragraph-properties fo:text-align="start" style:justify-single-word="false"/>
      <style:text-properties officeooo:paragraph-rsid="0017b3da"/>
    </style:style>
    <style:style style:name="P41" style:family="paragraph" style:parent-style-name="Text_20_body">
      <style:paragraph-properties fo:text-align="start" style:justify-single-word="false"/>
      <style:text-properties officeooo:paragraph-rsid="0017b3da"/>
    </style:style>
    <style:style style:name="P42" style:family="paragraph" style:parent-style-name="Standard">
      <style:paragraph-properties fo:text-align="start" style:justify-single-word="false"/>
      <style:text-properties fo:color="#000000" fo:font-style="normal" style:text-underline-style="none" fo:font-weight="normal" officeooo:rsid="00179680" officeooo:paragraph-rsid="00179680"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color="#000000" fo:font-style="normal" style:text-underline-style="none" fo:font-weight="normal" officeooo:rsid="00179680" officeooo:paragraph-rsid="001a975b"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color="#000000" fo:font-style="normal" style:text-underline-style="none" fo:font-weight="normal" officeooo:rsid="00179680" officeooo:paragraph-rsid="001df547"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color="#000000" fo:font-style="normal" style:text-underline-style="none" fo:font-weight="normal" officeooo:rsid="00179680" officeooo:paragraph-rsid="001e82b6"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color="#000000" fo:font-style="normal" style:text-underline-style="none" fo:font-weight="normal" officeooo:rsid="0017b3da" officeooo:paragraph-rsid="0017b3da"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officeooo:paragraph-rsid="00186cd4"/>
    </style:style>
    <style:style style:name="P48" style:family="paragraph" style:parent-style-name="Standard">
      <style:paragraph-properties fo:text-align="start" style:justify-single-word="false"/>
      <style:text-properties officeooo:paragraph-rsid="001a975b"/>
    </style:style>
    <style:style style:name="P49" style:family="paragraph" style:parent-style-name="Standard">
      <style:paragraph-properties fo:text-align="start" style:justify-single-word="false"/>
      <style:text-properties officeooo:paragraph-rsid="001c59fc"/>
    </style:style>
    <style:style style:name="P50" style:family="paragraph" style:parent-style-name="Standard">
      <style:paragraph-properties fo:text-align="start" style:justify-single-word="false"/>
      <style:text-properties officeooo:paragraph-rsid="001c80e9"/>
    </style:style>
    <style:style style:name="P51" style:family="paragraph" style:parent-style-name="Standard">
      <style:paragraph-properties fo:text-align="start" style:justify-single-word="false"/>
      <style:text-properties officeooo:paragraph-rsid="001d7e75"/>
    </style:style>
    <style:style style:name="P52" style:family="paragraph" style:parent-style-name="Standard">
      <style:paragraph-properties fo:text-align="start" style:justify-single-word="false"/>
      <style:text-properties style:use-window-font-color="true" officeooo:paragraph-rsid="001a975b"/>
    </style:style>
    <style:style style:name="P53" style:family="paragraph" style:parent-style-name="Standard">
      <style:paragraph-properties fo:text-align="start" style:justify-single-word="false"/>
      <style:text-properties style:use-window-font-color="true" officeooo:paragraph-rsid="001c80e9"/>
    </style:style>
    <style:style style:name="P54" style:family="paragraph" style:parent-style-name="Standard">
      <style:paragraph-properties fo:text-align="start" style:justify-single-word="false"/>
      <style:text-properties style:use-window-font-color="true" officeooo:paragraph-rsid="001df547"/>
    </style:style>
    <style:style style:name="P55" style:family="paragraph" style:parent-style-name="Standard">
      <style:paragraph-properties fo:text-align="start" style:justify-single-word="false"/>
      <style:text-properties style:use-window-font-color="true" officeooo:paragraph-rsid="001e82b6"/>
    </style:style>
    <style:style style:name="P56" style:family="paragraph" style:parent-style-name="Standard">
      <style:paragraph-properties fo:text-align="start" style:justify-single-word="false"/>
      <style:text-properties fo:color="#00ae00" fo:font-style="normal" style:text-underline-style="none" fo:font-weight="normal" officeooo:rsid="0014c4a9" officeooo:paragraph-rsid="0014c4a9"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color="#ff0000" officeooo:paragraph-rsid="001df547"/>
    </style:style>
    <style:style style:name="P58" style:family="paragraph" style:parent-style-name="Standard">
      <style:paragraph-properties fo:text-align="start" style:justify-single-word="false"/>
      <style:text-properties fo:color="#ff0000" fo:font-style="normal" style:text-underline-style="none" fo:font-weight="normal" officeooo:rsid="0014c4a9" officeooo:paragraph-rsid="0014c4a9" style:font-style-asian="normal" style:font-weight-asian="normal" style:font-style-complex="normal" style:font-weight-complex="normal"/>
    </style:style>
    <style:style style:name="T1" style:family="text">
      <style:text-properties officeooo:rsid="000826ce"/>
    </style:style>
    <style:style style:name="T2" style:family="text">
      <style:text-properties officeooo:rsid="000a1657"/>
    </style:style>
    <style:style style:name="T3" style:family="text">
      <style:text-properties officeooo:rsid="000b6cf6"/>
    </style:style>
    <style:style style:name="T4" style:family="text">
      <style:text-properties style:text-underline-style="solid" style:text-underline-width="auto" style:text-underline-color="font-color" officeooo:rsid="000b6cf6"/>
    </style:style>
    <style:style style:name="T5" style:family="text">
      <style:text-properties officeooo:rsid="000ceb5c"/>
    </style:style>
    <style:style style:name="T6" style:family="text">
      <style:text-properties officeooo:rsid="000e3d1d"/>
    </style:style>
    <style:style style:name="T7" style:family="text">
      <style:text-properties officeooo:rsid="000fba7b"/>
    </style:style>
    <style:style style:name="T8" style:family="text">
      <style:text-properties officeooo:rsid="0011053d"/>
    </style:style>
    <style:style style:name="T9" style:family="text">
      <style:text-properties officeooo:rsid="0011a424"/>
    </style:style>
    <style:style style:name="T10" style:family="text">
      <style:text-properties officeooo:rsid="0011d683"/>
    </style:style>
    <style:style style:name="T11" style:family="text">
      <style:text-properties officeooo:rsid="0012c41a"/>
    </style:style>
    <style:style style:name="T12" style:family="text">
      <style:text-properties officeooo:rsid="0013bb9b"/>
    </style:style>
    <style:style style:name="T13" style:family="text">
      <style:text-properties officeooo:rsid="0014c4a9"/>
    </style:style>
    <style:style style:name="T14" style:family="text">
      <style:text-properties fo:color="#ff0000" fo:font-style="normal" style:text-underline-style="none" fo:font-weight="normal" officeooo:rsid="001a975b" style:font-style-asian="normal" style:font-weight-asian="normal" style:font-style-complex="normal" style:font-weight-complex="normal"/>
    </style:style>
    <style:style style:name="T15" style:family="text">
      <style:text-properties fo:color="#ff0000" fo:font-style="normal" style:text-underline-style="none" fo:font-weight="normal" officeooo:rsid="001c80e9" style:font-style-asian="normal" style:font-weight-asian="normal" style:font-style-complex="normal" style:font-weight-complex="normal"/>
    </style:style>
    <style:style style:name="T16" style:family="text">
      <style:text-properties fo:color="#ff0000" fo:font-style="normal" style:text-underline-style="none" fo:font-weight="normal" officeooo:rsid="001d7e75" style:font-style-asian="normal" style:font-weight-asian="normal" style:font-style-complex="normal" style:font-weight-complex="normal"/>
    </style:style>
    <style:style style:name="T17" style:family="text">
      <style:text-properties officeooo:rsid="00164e42"/>
    </style:style>
    <style:style style:name="T18" style:family="text">
      <style:text-properties officeooo:rsid="00179680"/>
    </style:style>
    <style:style style:name="T19" style:family="text">
      <style:text-properties style:text-position="-33% 80%" officeooo:rsid="00179680"/>
    </style:style>
    <style:style style:name="T20" style:family="text">
      <style:text-properties style:text-position="-33% 80%" fo:font-style="normal" style:text-underline-style="none" fo:font-weight="normal" officeooo:rsid="001a975b" style:font-style-asian="normal" style:font-weight-asian="normal" style:font-style-complex="normal" style:font-weight-complex="normal"/>
    </style:style>
    <style:style style:name="T21" style:family="text">
      <style:text-properties style:text-position="33% 80%" officeooo:rsid="00179680"/>
    </style:style>
    <style:style style:name="T22" style:family="text">
      <style:text-properties fo:color="#000000" fo:font-style="normal" style:text-underline-style="none" fo:font-weight="normal" officeooo:rsid="00179680" style:font-style-asian="normal" style:font-weight-asian="normal" style:font-style-complex="normal" style:font-weight-complex="normal"/>
    </style:style>
    <style:style style:name="T23" style:family="text">
      <style:text-properties fo:color="#000000" fo:font-style="normal" style:text-underline-style="none" fo:font-weight="normal" officeooo:rsid="0017b3da" style:font-style-asian="normal" style:font-weight-asian="normal" style:font-style-complex="normal" style:font-weight-complex="normal"/>
    </style:style>
    <style:style style:name="T24" style:family="text">
      <style:text-properties fo:color="#000000" fo:font-style="normal" style:text-underline-style="none" fo:font-weight="normal" officeooo:rsid="00186cd4" style:font-style-asian="normal" style:font-weight-asian="normal" style:font-style-complex="normal" style:font-weight-complex="normal"/>
    </style:style>
    <style:style style:name="T25" style:family="text">
      <style:text-properties fo:color="#000000" fo:font-style="normal" style:text-underline-style="none" fo:font-weight="normal" officeooo:rsid="001a975b" style:font-style-asian="normal" style:font-weight-asian="normal" style:font-style-complex="normal" style:font-weight-complex="normal"/>
    </style:style>
    <style:style style:name="T26" style:family="text">
      <style:text-properties fo:color="#000000" fo:font-style="normal" style:text-underline-style="none" fo:font-weight="bold" officeooo:rsid="00186cd4" style:font-style-asian="normal" style:font-weight-asian="normal" style:font-style-complex="normal" style:font-weight-complex="normal"/>
    </style:style>
    <style:style style:name="T27" style:family="text">
      <style:text-properties officeooo:rsid="001a975b"/>
    </style:style>
    <style:style style:name="T28" style:family="text">
      <style:text-properties fo:font-style="normal" style:text-underline-style="none" fo:font-weight="normal" officeooo:rsid="001a975b" style:font-style-asian="normal" style:font-weight-asian="normal" style:font-style-complex="normal" style:font-weight-complex="normal"/>
    </style:style>
    <style:style style:name="T29" style:family="text">
      <style:text-properties fo:font-style="normal" style:text-underline-style="none" fo:font-weight="normal" officeooo:rsid="001c59fc" style:font-style-asian="normal" style:font-weight-asian="normal" style:font-style-complex="normal" style:font-weight-complex="normal"/>
    </style:style>
    <style:style style:name="T30" style:family="text">
      <style:text-properties fo:font-style="normal" style:text-underline-style="none" fo:font-weight="normal" officeooo:rsid="001c80e9" style:font-style-asian="normal" style:font-weight-asian="normal" style:font-style-complex="normal" style:font-weight-complex="normal"/>
    </style:style>
    <style:style style:name="T31" style:family="text">
      <style:text-properties fo:font-style="normal" style:text-underline-style="none" fo:font-weight="normal" officeooo:rsid="001d7e75" style:font-style-asian="normal" style:font-weight-asian="normal" style:font-style-complex="normal" style:font-weight-complex="normal"/>
    </style:style>
    <style:style style:name="T32" style:family="text">
      <style:text-properties fo:font-style="normal" style:text-underline-style="none" fo:font-weight="normal" officeooo:rsid="001df547" style:font-style-asian="normal" style:font-weight-asian="normal" style:font-style-complex="normal" style:font-weight-complex="normal"/>
    </style:style>
    <style:style style:name="T33" style:family="text">
      <style:text-properties fo:font-style="normal" style:text-underline-style="none" fo:font-weight="normal" officeooo:rsid="001e82b6" style:font-style-asian="normal" style:font-weight-asian="normal" style:font-style-complex="normal" style:font-weight-complex="normal"/>
    </style:style>
    <style:style style:name="T34" style:family="text">
      <style:text-properties style:use-window-font-color="true" fo:font-style="normal" style:text-underline-style="none" fo:font-weight="normal" officeooo:rsid="001a975b" style:font-style-asian="normal" style:font-weight-asian="normal" style:font-style-complex="normal" style:font-weight-complex="normal"/>
    </style:style>
    <style:style style:name="T35" style:family="text">
      <style:text-properties fo:color="#00ae00" officeooo:rsid="0014c4a9"/>
    </style:style>
    <style:style style:name="T36" style:family="text">
      <style:text-properties officeooo:rsid="001df547"/>
    </style:style>
    <style:style style:name="T37" style:family="text">
      <style:text-properties officeooo:rsid="001e82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imeline générale/géopolitique</text:p>
      <text:p text:style-name="P34"/>
      <text:p text:style-name="P35">Début de colonie, lancement :</text:p>
      <text:p text:style-name="P2">- Privé? (Inventer compagnies privées de colonisation, dans différents pays) (Ne pas reprendre les existants, pb d'image/copyright) ou état? (NASA, EU, Chine, etc.)</text:p>
      <text:p text:style-name="P2">- Auto, robot, manned? Probablement robot/auto au tout début, mais laisser le choix. (choix % coût, opinion)</text:p>
      <text:p text:style-name="P2"/>
      <text:p text:style-name="P35">Colonisation :</text:p>
      <text:p text:style-name="P2">- Gérer l'économie, opinion public et/ou investisseurs.</text:p>
      <text:p text:style-name="P2">- Créer les infrastructures, bases, explorer le sol en profondeur.</text:p>
      <text:p text:style-name="P3">- infrastructures de communications?</text:p>
      <text:p text:style-name="P3">- infrastructures de transport? De transport d'énergie? D'eau?</text:p>
      <text:p text:style-name="P2">- Pas encore de possibilité de fighter.</text:p>
      <text:p text:style-name="P2">- Possible d'envoyer des hommes (avec ou sans retour?)</text:p>
      <text:p text:style-name="P2"><text:tab/>Qui? != systèmes de sélection (application, choix spécialisé, riche qui paye un aller-retour, prisonniers de guerre, etc.)</text:p>
      <text:p text:style-name="P1"><text:span text:style-name="T1"><text:tab/>Nourriture? Difficile de produire beaucoup pour l'instant. (serres hydroponiques uniquement, </text:span><text:span text:style-name="T2">il faut aller chercher l'eau et garder une bonne température, coûteux</text:span><text:span text:style-name="T1">)</text:span></text:p>
      <text:p text:style-name="P1"><text:span text:style-name="T1"><text:tab/></text:span><text:span text:style-name="T2">Par contre, facilité à construire les infrastructures, à parer à l'imprévu.</text:span></text:p>
      <text:p text:style-name="P4"><text:tab/>En cas de faillite/basse opinion, possibilité de continuer avec les colons, ou de construire une navette retour.</text:p>
      <text:p text:style-name="P4"/>
      <text:p text:style-name="P25">Terraformation :</text:p>
      <text:p text:style-name="P7">- Gérer la composition de l'atmosphère</text:p>
      <text:p text:style-name="P7">- Gérer les radiations (atmosphère, champ électromagnétique artificiel?)</text:p>
      <text:p text:style-name="P7">- Gérer la température (miroirs orbitaux, gaz à effet de serre, (quoi d'autre?)) et l'inertie thermique (gaz à effet de serre principalement)</text:p>
      <text:p text:style-name="P7">- Probable collaboration entre tous les colons. (mais loins les uns des autres, donc pas forcément de contacts directs)</text:p>
      <text:p text:style-name="P7">- Possibilité d'envoyer des richesses sur Terre (retour à l'investissement, enfin)</text:p>
      <text:p text:style-name="P8">- Ascenseur spatial? (voir si c'est atteignable sur mars)</text:p>
      <text:p text:style-name="P7">- Probable début de désintérêt pour la terraformation de mars de la part de la Terre (baisse d'opinion globale)</text:p>
      <text:p text:style-name="P7">- Tensions géopolitiques sur Terre?</text:p>
      <text:p text:style-name="P7"/>
      <text:p text:style-name="P25">Implantation :</text:p>
      <text:p text:style-name="P7">- A partir d'un moment, possibilité de sortir sans combinaison complète</text:p>
      <text:p text:style-name="P7">- Possibilité de cultiver (quand? Quoi?)</text:p>
      <text:p text:style-name="P7">- fonte des pôles (quand? Combien, combien de temps?)</text:p>
      <text:p text:style-name="P8">- infrastructures plus libres.</text:p>
      <text:p text:style-name="P5"><text:span text:style-name="T2">- Tensions géopolitiques fortes. Possibilité de s'armer. </text:span><text:span text:style-name="T5">(traité international brisé)</text:span></text:p>
      <text:p text:style-name="P7">- possibilité de proposer à plus de gens de venir (idée: #population viable) (coût? Qui? Faire payer les gens? Envoyés de force? (dépend du type de mission choisi à la base, mais pas que))</text:p>
      <text:p text:style-name="P9"/>
      <text:p text:style-name="P26">Nouvelle Terre :</text:p>
      <text:p text:style-name="P8">- Possibilité de fighter. De faire indépendance. De claim des "terres" de mars.</text:p>
      <text:p text:style-name="P8">- Atmosphère viable atteignable (fort coût et profite à d'autres, mais parait cool...)</text:p>
      <text:p text:style-name="P8">- Si atmosphère viable: Infrastructures bien plus libres. Diversification de nourriture/bétail.</text:p>
      <text:p text:style-name="P10">- Maladies/pandémies/désastres de culture, etc.</text:p>
      <text:p text:style-name="P6"><text:span text:style-name="T3">- Immigration de plus en plus importante, à gérer. (immigration clandestine? A voir, c'est un choix de design à faire, peut paraitre logique </text:span><text:span text:style-name="T4">ssi</text:span><text:span text:style-name="T3"> beaucoup de transport de commerce)</text:span></text:p>
      <text:p text:style-name="P10">- Fun/wtf: Religion?</text:p>
      <text:p text:style-name="P8"/>
      <text:p text:style-name="P26">Fin? :</text:p>
      <text:p text:style-name="P8">- Fin quand? Calendrier fixé? Pas de fin? Claim de mars fini (bof)?</text:p>
      <text:p text:style-name="P33"><text:soft-page-break/>Design général d'UI</text:p>
      <text:p text:style-name="P17"/>
      <text:p text:style-name="P17"/>
      <text:p text:style-name="P17">Vue générale: Carte plane ou sphère? (plutôt sphère)</text:p>
      <text:p text:style-name="P11"><text:span text:style-name="T3">Variable</text:span><text:span text:style-name="T5">s</text:span><text:span text:style-name="T3"> à gérer/</text:span><text:span text:style-name="T5">onglets</text:span><text:span text:style-name="T3">:</text:span></text:p>
      <text:p text:style-name="P11"><text:span text:style-name="T3"><text:tab/>- Climat: T°, inertie thermique, <text:s/>composition et pression atmosphérique, magnétosphère, eau, </text:span><text:span text:style-name="T5">radiations solaires (events solar flare, éruption), calendrier</text:span></text:p>
      <text:p text:style-name="P11"><text:span text:style-name="T3"><text:tab/>- Ressources mars : ressources minéralogiques, énergie, </text:span><text:span text:style-name="T5">population, cultures/nourriture</text:span></text:p>
      <text:p text:style-name="P18"><text:tab/>- Economie : Sous, investissement, opinion publique, commerce (sur mars et avec terre)</text:p>
      <text:p text:style-name="P19"><text:tab/>- Diplomatie : Pas vraiment des variables, mais important (au bout d'un moment)</text:p>
      <text:p text:style-name="P19"><text:tab/>- Ressources sur Terre : Tant que pas indépendant. Principalement lié aux sous/investissements.</text:p>
      <text:p text:style-name="P19"><text:tab/>- Faut-il gérer le gvt interne de la colonie? Oui. (type de gvt, opinion interne, )</text:p>
      <text:p text:style-name="P19"><text:tab/>(seulement à partir d'un cap de pop)</text:p>
      <text:p text:style-name="P19"><text:tab/>- Gestion des bases/colonies/villes/infrastructures.</text:p>
      <text:p text:style-name="P19"><text:tab/>- Gestion militaire (seulement au bout d'un moment)</text:p>
      <text:p text:style-name="P19"/>
      <text:p text:style-name="P27">Onglets/vues:</text:p>
      <text:p text:style-name="P12"><text:span text:style-name="T6">- Climat et assimilés (+ culture et cultivabilité plus tard) </text:span><text:span text:style-name="T7">-&gt; besoin de cartes</text:span></text:p>
      <text:p text:style-name="P12"><text:span text:style-name="T6">- Ressources locales (minerai connu, zone/sols à explorer) </text:span><text:span text:style-name="T7">-&gt; besoin de cartes</text:span></text:p>
      <text:p text:style-name="P12"><text:span text:style-name="T6">- Gestion de bases (construction, choix de lieux, pop, énergie) <text:s/></text:span><text:span text:style-name="T7">-&gt; cartes?</text:span></text:p>
      <text:p text:style-name="P13"><text:span text:style-name="T6">- Ressources de société (sous, investis</text:span><text:span text:style-name="T8">s</text:span><text:span text:style-name="T6">ement, commerce, préparation envoi/colons, etc.)</text:span></text:p>
      <text:p text:style-name="P12"><text:span text:style-name="T6">- Gestion diplo (diplo, gvt local, opinion locale, </text:span><text:span text:style-name="T9">opinion </text:span><text:span text:style-name="T6">de compagnie, d'autres entités sur terre et sur mars, et plus tard militaire, </text:span><text:span text:style-name="T9">zones controlees</text:span><text:span text:style-name="T6">)</text:span></text:p>
      <text:p text:style-name="P20"/>
      <text:p text:style-name="P20"/>
      <text:p text:style-name="P20"/>
      <text:p text:style-name="P20"/>
      <text:p text:style-name="P21">Debrief variables:</text:p>
      <text:p text:style-name="P14"><text:span text:style-name="T11">1 : </text:span><text:span text:style-name="T10">Jeu de gestion économique et géopolitique de terraformation et colonisation de Mars.</text:span></text:p>
      <text:p text:style-name="P22">2:</text:p>
      <text:p text:style-name="P15"><text:span text:style-name="T10">Économique -&gt; </text:span><text:span text:style-name="T11">gestion des ressources premières et de l'investissement de la colonisation</text:span></text:p>
      <text:p text:style-name="P14"><text:span text:style-name="T10">géopolitique -&gt; </text:span><text:span text:style-name="T11">relations avec les organismes "parents", entre les organismes parents, entre colonies, dans la colonie.</text:span></text:p>
      <text:p text:style-name="P21">terraformation -&gt; atmosphère, eau liquide et température</text:p>
      <text:p text:style-name="P14"><text:span text:style-name="T10">colonisation -&gt; importation de ressources, immigration, et </text:span><text:span text:style-name="T11">occupation de territoire</text:span></text:p>
      <text:p text:style-name="P21">Mars -&gt; caractéristiques de la planète</text:p>
      <text:p text:style-name="P21"/>
      <text:p text:style-name="P22">3:</text:p>
      <text:p text:style-name="P22">Ressources premières: quels minerais? Énergie? Eau, nourriture</text:p>
      <text:p text:style-name="P22">investissement: comment modéliser l'investissement fait et la rentabilité à atteindre?</text:p>
      <text:p text:style-name="P22">Relation avec organismes parents: N'existe que à partir d'une #pop sur mars. Score de relation qui influe sur beaucoup de choses (commerce, relations avec d'autres, possibilité d'indép)</text:p>
      <text:p text:style-name="P22">Entre organismes parents: Tout n'est pas géré par le joueur (events de tension internationale terrestre , etc.)</text:p>
      <text:p text:style-name="P22">entre colonies: Dépend de l'origine, des volontés des organismes parents, mais aussi des relations établies par le joueur. Commerce possible aussi. Les trois (parents, autre parents, autres colons) ont l'air assez semblables.</text:p>
      <text:p text:style-name="P22">Politique dans la colonie: Choix du régime gouvernemental, peut changer, à la EUIV (différents bonus/malus, mais pas game over), possibilité de mécontentement/manifestations/révoltes.</text:p>
      <text:p text:style-name="P22"/>
      <text:p text:style-name="P15"><text:span text:style-name="T11">Atmosphère: quantité de chaque gaz à maintenir, connaitre les effets de chaque gaz (serre, inertie thermique, toxicité, respirabilité); </text:span><text:span text:style-name="T12">lutter contre les radiations.</text:span></text:p>
      <text:p text:style-name="P22">eau liquide: Déterminer des quantités, et les quantités relachées par réchauffement/pression. Déterminer combien de liquide, combien de gaz, et où va le liquide.</text:p>
      <text:p text:style-name="P15"><text:span text:style-name="T11">Température: avoir la T° moyenne et la variation journalière (et saisonnière?). Donner aussi le </text:span><text:soft-page-break/><text:span text:style-name="T11">min/max. </text:span><text:span text:style-name="T12">Comment gérer l'inertie thermique et son affichage?</text:span></text:p>
      <text:p text:style-name="P23">Ressources importables: Que peut-on envoyer?</text:p>
      <text:p text:style-name="P23">Immigration: Choix de la population? Ouverture aux voyages concurrents pour sa propre colonie</text:p>
      <text:p text:style-name="P23">Occupation: Infrastructures, transports, occupation militaire et "de jure"</text:p>
      <text:p text:style-name="P23">caractéristiques de mars: durée du jour/de l'année, axial tilt, map, gravité, absence de magnétosphère</text:p>
      <text:p text:style-name="P22"/>
      <text:p text:style-name="P22"/>
      <text:p text:style-name="P24">4: Le grand ensemble</text:p>
      <text:p text:style-name="P38"><text:span text:style-name="T13">Les minéraux/</text:span><text:span text:style-name="T17">matières premières</text:span><text:span text:style-name="T13"> (sur place, importable, exportable)</text:span></text:p>
      <text:p text:style-name="P24">Source d'énergie</text:p>
      <text:p text:style-name="P37">Source de propulsion (pour exporter)</text:p>
      <text:p text:style-name="P24">Compte d'énergie</text:p>
      <text:p text:style-name="P24">Eau, quantité, état</text:p>
      <text:p text:style-name="P24">Nourriture, et diversité</text:p>
      <text:p text:style-name="P37">Investissement, rentabilité</text:p>
      <text:p text:style-name="P24">Population</text:p>
      <text:p text:style-name="P24">score de relation, relation avec le projet parent</text:p>
      <text:p text:style-name="P24">Origine, culture des colonies</text:p>
      <text:p text:style-name="P24">Origine des colons de la colonie (culture, milieu social)</text:p>
      <text:p text:style-name="P24">Naissances et morts (en tout cas les premiers)</text:p>
      <text:p text:style-name="P24">Gouvernement interne</text:p>
      <text:p text:style-name="P24">Opinion interne</text:p>
      <text:p text:style-name="P24">manifs, révoltes</text:p>
      <text:p text:style-name="P16"><text:span text:style-name="T13">Quantité des différents gaz atmosphériques, </text:span><text:span text:style-name="T35">effet de chaque gaz</text:span></text:p>
      <text:p text:style-name="P37">Quels gaz possibles?</text:p>
      <text:p text:style-name="P24">Magnétosphère (absente)</text:p>
      <text:p text:style-name="P24">radiations solaires</text:p>
      <text:p text:style-name="P24">Température, inertie thermique, variation.</text:p>
      <text:p text:style-name="P37">Comment quantifier l'inertie thermique?</text:p>
      <text:p text:style-name="P36">Infrastructures</text:p>
      <text:p text:style-name="P36">Occupation militaire</text:p>
      <text:p text:style-name="P36">Occupation "de jure"</text:p>
      <text:p text:style-name="P29">Durée du jour, de l'an, gestion des calendriers/montres différents entre mars et Terre</text:p>
      <text:p text:style-name="P29">Map</text:p>
      <text:p text:style-name="P29">Gravité</text:p>
      <text:p text:style-name="P29">Axial Tilt</text:p>
      <text:p text:style-name="P29"/>
      <text:p text:style-name="P30">Réponses du rouge:</text:p>
      <text:p text:style-name="P30">- inertie thermique: En J/m^2K s^(1/2)</text:p>
      <text:p text:style-name="P30">Mars: de 0 à 800, dépend (pour l'instant) principalement de l'albédo et élévation</text:p>
      <text:p text:style-name="P30">Earth: De 0 à 4000 (4000 en mer, ~2500 max sur terre) (sans compter l'atmosphère à effet de serre)</text:p>
      <text:p text:style-name="P30"/>
      <text:p text:style-name="P31">- Propulsion:</text:p>
      <text:p text:style-name="P28"><text:span text:style-name="T18">The </text:span><text:a xlink:type="simple" xlink:href="http://en.wikipedia.org/wiki/Monopropellant"><text:span text:style-name="T18">monopropellant</text:span></text:a><text:span text:style-name="T18"> </text:span><text:a xlink:type="simple" xlink:href="http://en.wikipedia.org/wiki/Hydrogen_peroxide"><text:span text:style-name="T18">hydrogen peroxide</text:span></text:a><text:span text:style-name="T18"> (H</text:span><text:span text:style-name="T19">2</text:span><text:span text:style-name="T18">O</text:span><text:span text:style-name="T19">2</text:span><text:span text:style-name="T18">) can be made from water on </text:span><text:a xlink:type="simple" xlink:href="http://en.wikipedia.org/wiki/Mars"><text:span text:style-name="T18">Mars</text:span></text:a><text:span text:style-name="T18"> and the Moon.</text:span><text:bookmark text:name="cite_ref-6"/><text:a xlink:type="simple" xlink:href="http://en.wikipedia.org/wiki/In-Situ_Resource_Utilization#cite_note-6"><text:span text:style-name="T18">[6]</text:span></text:a><text:span text:style-name="T18"> </text:span></text:p>
      <text:p text:style-name="P31">Ou electrolyse de H2O en H2 et O2.</text:p>
      <text:p text:style-name="P43"><text:span text:style-name="T27">Possibilité d'utiliser le CO2 de mars, aussi (96% de l'atmosphère)</text:span></text:p>
      <text:p text:style-name="P44"><text:span text:style-name="T36">Cout de propulsion depuis terre: ~5000$/kg</text:span></text:p>
      <text:p text:style-name="P44"><text:span text:style-name="T36">(cout de propulsion </text:span><text:span text:style-name="T37">d'un earth space elevator, hors investissement et maintenance: 220$/kg)</text:span></text:p>
      <text:p text:style-name="P45"><text:span text:style-name="T37">Construction sur terre: 40 milliards de $</text:span></text:p>
      <text:p text:style-name="P45"><text:span text:style-name="T37">Pb fun d'un space elevator de mars: éviter Phobos (ou le crash sur la planete)</text:span></text:p>
      <text:p text:style-name="P45"><text:span text:style-name="T37"><text:tab/></text:span><text:a xlink:type="simple" xlink:href="http://physics.stackexchange.com/questions/33547/space-elevator-on-mars-with-todays-technology-possible"><text:span text:style-name="T37">http://physics.stackexchange.com/questions/33547/space-elevator-on-mars-with-todays-technology-possible</text:span></text:a></text:p>
      <text:p text:style-name="P45"><text:a xlink:type="simple" xlink:href="http://www.reddit.com/r/askscience/comments/17j3qi/how_hard_would_it_be_to_crash_the_moon_phobos/"><text:span text:style-name="T37">http://www.reddit.com/r/askscience/comments/17j3qi/how_hard_would_it_be_to_crash_the_moon_phobos/</text:span></text:a><text:span text:style-name="T37"> </text:span></text:p>
      <text:p text:style-name="P45"><text:span text:style-name="T37"/></text:p>
      <text:p text:style-name="P31"><text:soft-page-break/>-Volume d'eau:</text:p>
      <text:p text:style-name="P28"><text:span text:style-name="T18">NASA scientists calculate that the volume of water ice in the south polar ice cap, if melted, would be sufficient to cover the entire planetary surface to a depth of 11 metres (36 ft).</text:span><text:bookmark text:name="cite_ref-NASAwater_164-1"/><text:a xlink:type="simple" xlink:href="http://en.wikipedia.org/wiki/Water_on_Mars#cite_note-NASAwater-164"><text:span text:style-name="T18">[164]</text:span></text:a><text:bookmark text:name="cite_ref-Plaut2007_166-0"/><text:a xlink:type="simple" xlink:href="http://en.wikipedia.org/wiki/Water_on_Mars#cite_note-Plaut2007-166"><text:span text:style-name="T18">[166]</text:span></text:a><text:span text:style-name="T18"> Observations over both poles and more widely over the planet suggest melting all the surface ice would produce a water equivalent global layer 35 meters deep.</text:span><text:bookmark text:name="cite_ref-ChristensenIceBudget_7-1"/><text:a xlink:type="simple" xlink:href="http://en.wikipedia.org/wiki/Water_on_Mars#cite_note-ChristensenIceBudget-7"><text:span text:style-name="T18">[7]</text:span></text:a><text:span text:style-name="T18"> </text:span></text:p>
      <text:p text:style-name="P39"><text:span text:style-name="T22">south pole: </text:span><text:span text:style-name="T18">1.6 × 10</text:span><text:span text:style-name="T21">6</text:span><text:span text:style-name="T18"> cubic kilometers </text:span><text:span text:style-name="T22">(estimated)</text:span></text:p>
      <text:p text:style-name="P31"/>
      <text:p text:style-name="P31"/>
      <text:p text:style-name="P31"/>
      <text:p text:style-name="P46">-Economie (rentabilité, investissements):</text:p>
      <text:p text:style-name="P46">Faire un marché à la Eve online? (sauf que géré par I.A.)</text:p>
      <text:p text:style-name="P46"/>
      <text:p text:style-name="P46">-Minéraux/ressources premières:</text:p>
      <text:p text:style-name="P40"><text:span text:style-name="T23">On Earth, vast volcanic landscapes are called "large Igneous Provinces" (LIP's); such places are sources of nickel, copper, </text:span><text:a xlink:type="simple" xlink:href="http://en.wikipedia.org/wiki/Titanium">titanium</text:a><text:span text:style-name="T23">, iron, platinum, </text:span><text:a xlink:type="simple" xlink:href="http://en.wikipedia.org/wiki/Palladium">palladium</text:a><text:span text:style-name="T23">, and </text:span><text:a xlink:type="simple" xlink:href="http://en.wikipedia.org/wiki/Chromium">chromium</text:a><text:span text:style-name="T23">.</text:span><text:bookmark text:name="cite_ref-news.discovery.com_2-1"/><text:a xlink:type="simple" xlink:href="http://en.wikipedia.org/wiki/Ore_resources_on_Mars#cite_note-news.discovery.com-2">[2]</text:a><text:bookmark text:name="cite_ref-18"/><text:a xlink:type="simple" xlink:href="http://en.wikipedia.org/wiki/Ore_resources_on_Mars#cite_note-18">[18]</text:a><text:span text:style-name="T23"> Mars's </text:span><text:a xlink:type="simple" xlink:href="http://en.wikipedia.org/wiki/Tharsis">Tharsis</text:a><text:span text:style-name="T23"> region, which contains a group of giant volcanoes, is considered to be an LIP. </text:span></text:p>
      <text:p text:style-name="P41"><text:a xlink:type="simple" xlink:href="http://en.wikipedia.org/wiki/Magnesium">Magnesium</text:a><text:span text:style-name="T23">, </text:span><text:a xlink:type="simple" xlink:href="http://en.wikipedia.org/wiki/Aluminium">Aluminium</text:a><text:span text:style-name="T23">, </text:span><text:a xlink:type="simple" xlink:href="http://en.wikipedia.org/wiki/Titanium">Titanium</text:a><text:span text:style-name="T23">, Iron, and Chromium are relatively common in </text:span><text:span text:style-name="T23">Martian meteorites. In addition, </text:span><text:a xlink:type="simple" xlink:href="http://en.wikipedia.org/wiki/Lithium">lithium</text:a><text:span text:style-name="T23">, </text:span><text:a xlink:type="simple" xlink:href="http://en.wikipedia.org/wiki/Cobalt">cobalt</text:a><text:span text:style-name="T23">, nickel, copper, zinc, niobium, </text:span><text:a xlink:type="simple" xlink:href="http://en.wikipedia.org/wiki/Molybdenum">molybdenum</text:a><text:span text:style-name="T23">, lanthanum, europium, tungsten, and gold have been found in trace amounts. It is quite possible that in some places these materials may be concentrated enough to be mined.</text:span><text:bookmark text:name="cite_ref-Kieffer1992_29-0"/><text:a xlink:type="simple" xlink:href="http://en.wikipedia.org/wiki/Ore_resources_on_Mars#cite_note-Kieffer1992-29">[29]</text:a></text:p>
      <text:p text:style-name="Text_20_body">The Mars landers <text:a xlink:type="simple" xlink:href="http://en.wikipedia.org/wiki/Viking_I">Viking I</text:a>, <text:a xlink:type="simple" xlink:href="http://en.wikipedia.org/wiki/Viking_II">Viking II</text:a>, <text:a xlink:type="simple" xlink:href="http://en.wikipedia.org/wiki/NASA_Pathfinder">Pathfinder</text:a>, <text:a xlink:type="simple" xlink:href="http://en.wikipedia.org/wiki/Opportunity_Rover">Opportunity Rover</text:a>, and <text:a xlink:type="simple" xlink:href="http://en.wikipedia.org/wiki/Spirit_Rover">Spirit Rover</text:a> identified aluminium, iron, <text:a xlink:type="simple" xlink:href="http://en.wikipedia.org/wiki/Magnesium">magnesium</text:a>, and titanium in the Martian soil.<text:bookmark text:name="cite_ref-30"/><text:a xlink:type="simple" xlink:href="http://en.wikipedia.org/wiki/Ore_resources_on_Mars#cite_note-30">[30]</text:a> Opportunity found small structures, named "blueberries" which were found to be rich in <text:a xlink:type="simple" xlink:href="http://en.wikipedia.org/wiki/Hematite">hematite</text:a>, a major ore of iron.<text:bookmark text:name="cite_ref-31"/><text:a xlink:type="simple" xlink:href="http://en.wikipedia.org/wiki/Ore_resources_on_Mars#cite_note-31">[31]</text:a> These blueberries could easy be gathered up and reduced to metallic iron that could be used to make steel.</text:p>
      <text:p text:style-name="Text_20_body">"Blueberries" (hematite spheres) on a rocky outcrop at Eagle Crater. Note the merged triplet in the upper left.</text:p>
      <text:p text:style-name="Text_20_body">In addition,both Spirit and Opportunity Rovers found nickel-iron <text:a xlink:type="simple" xlink:href="http://en.wikipedia.org/wiki/Meteorites">meteorites</text:a> sitting on the surface of Mars.<text:bookmark text:name="cite_ref-32"/><text:a xlink:type="simple" xlink:href="http://en.wikipedia.org/wiki/Ore_resources_on_Mars#cite_note-32">[32]</text:a><text:bookmark text:name="cite_ref-33"/><text:a xlink:type="simple" xlink:href="http://en.wikipedia.org/wiki/Ore_resources_on_Mars#cite_note-33">[33]</text:a> These could also be used to produce <text:a xlink:type="simple" xlink:href="http://en.wikipedia.org/wiki/Steel">steel</text:a>.<text:bookmark text:name="cite_ref-34"/><text:a xlink:type="simple" xlink:href="http://en.wikipedia.org/wiki/Ore_resources_on_Mars#cite_note-34">[34]</text:a></text:p>
      <text:p text:style-name="P40"><text:span text:style-name="T23">Dark sand dunes are common on the surface of Mars. Their dark tone is due to the volcanic rock called basalt. The basalt dunes are believed to contain the valuable minerals </text:span><text:a xlink:type="simple" xlink:href="http://en.wikipedia.org/wiki/Chromite">chromite</text:a><text:span text:style-name="T23">, </text:span><text:a xlink:type="simple" xlink:href="http://en.wikipedia.org/wiki/Magnetite">magnetite</text:a><text:span text:style-name="T23">, and </text:span><text:a xlink:type="simple" xlink:href="http://en.wikipedia.org/wiki/Ilmenite">ilmenite</text:a><text:span text:style-name="T23">.</text:span><text:bookmark text:name="cite_ref-36"/><text:a xlink:type="simple" xlink:href="http://en.wikipedia.org/wiki/Ore_resources_on_Mars#cite_note-36">[36]</text:a><text:span text:style-name="T23"> Since the wind has gathered them together, they do not even have to be mined, merely scooped up.</text:span><text:bookmark text:name="cite_ref-West.2C_M_2010_37-0"/><text:a xlink:type="simple" xlink:href="http://en.wikipedia.org/wiki/Ore_resources_on_Mars#cite_note-West.2C_M_2010-37">[37]</text:a><text:span text:style-name="T23"> These minerals could supply future colonists with chromium, iron, and titanium. </text:span></text:p>
      <text:p text:style-name="P46">sensitive equipment can predict where to look for ores, such as around craters and near volcanic regions. Later, flying unmanned craft with gravity and magnetic measuring devices will be able to determine the exact locations of mineral deposits. (drones déjà existants réellement)</text:p>
      <text:p text:style-name="P46"/>
      <text:p text:style-name="P47"><text:span text:style-name="T24">(sur terre: Les 27 </text:span><text:span text:style-name="T26">matières premières minérales</text:span><text:span text:style-name="T24"> dites « critiques », « à risque » ou encore « stratégiques », sont le </text:span><text:a xlink:type="simple" xlink:href="http://fr.wikipedia.org/wiki/Cuivre">cuivre</text:a><text:span text:style-name="T24">, l'</text:span><text:a xlink:type="simple" xlink:href="http://fr.wikipedia.org/wiki/Europium">europium</text:a><text:span text:style-name="T24">, le </text:span><text:a xlink:type="simple" xlink:href="http://fr.wikipedia.org/wiki/Terbium">terbium</text:a><text:span text:style-name="T24">, l'</text:span><text:a xlink:type="simple" xlink:href="http://fr.wikipedia.org/wiki/Yttrium">yttrium</text:a><text:span text:style-name="T24">, l'</text:span><text:a xlink:type="simple" xlink:href="http://fr.wikipedia.org/wiki/Antimoine">antimoine</text:a><text:span text:style-name="T24">, le </text:span><text:a xlink:type="simple" xlink:href="http://fr.wikipedia.org/wiki/Phosphore">phosphore</text:a><text:span text:style-name="T24">, l'</text:span><text:a xlink:type="simple" xlink:href="http://fr.wikipedia.org/wiki/Hélium">hélium</text:a><text:span text:style-name="T24">, le </text:span><text:a xlink:type="simple" xlink:href="http://fr.wikipedia.org/wiki/Dysprosium">dysprosium</text:a><text:span text:style-name="T24">, le </text:span><text:a xlink:type="simple" xlink:href="http://fr.wikipedia.org/wiki/Néodyme">néodyme</text:a><text:span text:style-name="T24">, le </text:span><text:a xlink:type="simple" xlink:href="http://fr.wikipedia.org/wiki/Rhénium">rhénium</text:a><text:span text:style-name="T24">, l'</text:span><text:a xlink:type="simple" xlink:href="http://fr.wikipedia.org/wiki/Uranium">uranium</text:a><text:span text:style-name="T24">, le </text:span><text:a xlink:type="simple" xlink:href="http://fr.wikipedia.org/wiki/Rhodium">rhodium</text:a><text:span text:style-name="T24">, le </text:span><text:a xlink:type="simple" xlink:href="http://fr.wikipedia.org/wiki/Platine">platine</text:a><text:span text:style-name="T24">, l'</text:span><text:a xlink:type="simple" xlink:href="http://fr.wikipedia.org/wiki/Or">or</text:a><text:span text:style-name="T24">, le </text:span><text:a xlink:type="simple" xlink:href="http://fr.wikipedia.org/wiki/Zinc">zinc</text:a><text:span text:style-name="T24">, l'</text:span><text:a xlink:type="simple" xlink:href="http://fr.wikipedia.org/wiki/Indium">indium</text:a><text:span text:style-name="T24">, le </text:span><text:a xlink:type="simple" xlink:href="http://fr.wikipedia.org/wiki/Technétium_99">technétium 99</text:a><text:span text:style-name="T24">, l'</text:span><text:a xlink:type="simple" xlink:href="http://fr.wikipedia.org/wiki/Hélium_3">hélium 3</text:a><text:span text:style-name="T24">, l'</text:span><text:a xlink:type="simple" xlink:href="http://fr.wikipedia.org/wiki/Argent">argent</text:a><text:span text:style-name="T24">, le </text:span><text:a xlink:type="simple" xlink:href="http://fr.wikipedia.org/wiki/Germanium">germanium</text:a><text:span text:style-name="T24">, le </text:span><text:a xlink:type="simple" xlink:href="http://fr.wikipedia.org/wiki/Béryllium">béryllium</text:a><text:span text:style-name="T24">, le </text:span><text:a xlink:type="simple" xlink:href="http://fr.wikipedia.org/wiki/Scandium">scandium</text:a><text:span text:style-name="T24">, le </text:span><text:a xlink:type="simple" xlink:href="http://fr.wikipedia.org/wiki/Tritium">tritium</text:a><text:span text:style-name="T24">, le </text:span><text:a xlink:type="simple" xlink:href="http://fr.wikipedia.org/wiki/Tungstène">tungstène</text:a><text:span text:style-name="T24">, le </text:span><text:a xlink:type="simple" xlink:href="http://fr.wikipedia.org/wiki/Gallium">gallium</text:a><text:span text:style-name="T24">, le </text:span><text:a xlink:type="simple" xlink:href="http://fr.wikipedia.org/wiki/Tantale_%28chimie%29">tantale</text:a><text:span text:style-name="T24"> et le </text:span><text:a xlink:type="simple" xlink:href="http://fr.wikipedia.org/wiki/Niobium">niobium</text:a><text:span text:style-name="T24">. )</text:span></text:p>
      <text:p text:style-name="P47"><text:span text:style-name="T24"/></text:p>
      <text:p text:style-name="P47"><text:span text:style-name="T24"/></text:p>
      <text:p text:style-name="P48"><text:span text:style-name="T25">- Gaz:</text:span></text:p>
      <text:p text:style-name="P48"><text:span text:style-name="T25">Sur terre: 78.08% N2, 20.95% O2, 0.93 Ar, 0.0395 CO2.</text:span></text:p>
      <text:p text:style-name="P48"><text:span text:style-name="T25">Sur mars: 96% CO2, 2.1% Ar, 1.9% N2, 0.145 O2</text:span></text:p>
      <text:p text:style-name="P48"><text:span text:style-name="T25">CO2 solide présent dans les poles et regoliths.</text:span></text:p>
      <text:p text:style-name="P48"><text:span text:style-name="T25">Méthodes possibles: CO2 sublimation (fonte des poles/regoliths)</text:span></text:p>
      <text:p text:style-name="P48"><text:span text:style-name="T25"><text:tab/><text:tab/><text:tab/>Ammonia importation (NH3) depuis des météores/petites planètes venues hors système solaire</text:span></text:p>
      <text:p text:style-name="P48"><text:span text:style-name="T25"><text:tab/><text:tab/><text:tab/>Methane et hydrocarbon(CH4) venus depuis Titan (produit CO2 et H2O)</text:span></text:p>
      <text:p text:style-name="P48"><text:span text:style-name="T25"><text:tab/><text:tab/><text:tab/>Hydrogen (H2) </text:span><text:span text:style-name="T14">depuis où?</text:span></text:p>
      <text:p text:style-name="P52"><text:soft-page-break/><text:span text:style-name="T28">Besoin de 4°K pour provoquer un runaway greenhouse effect</text:span></text:p>
      <text:p text:style-name="P52"><text:span text:style-name="T28">Effet des gaz: O2, CO2, Ar, N2, H2, H2O, CH4. </text:span><text:span text:style-name="T30">Ozone? (O3)</text:span></text:p>
      <text:p text:style-name="P52"><text:span text:style-name="T28">Hint: Fe2O3, c'est la rouille normale, c'est l'hematite. FeO, c'est l'iron(II) oxid (oxyde ferreux)</text:span></text:p>
      <text:p text:style-name="P48"><text:span text:style-name="T34">Hint2: En dessous de 575°C, </text:span><text:span text:style-name="T28">4FeO → Fe + Fe</text:span><text:span text:style-name="T20">3</text:span><text:span text:style-name="T28">O</text:span><text:span text:style-name="T20">4</text:span><text:span text:style-name="T28"> </text:span><text:span text:style-name="T34">(fer metallique + Fe3O4 (magnetite))</text:span></text:p>
      <text:p text:style-name="P48"><text:span text:style-name="T34"><text:tab/>H2: </text:span><text:span text:style-name="T28">H</text:span><text:span text:style-name="T20">2</text:span><text:span text:style-name="T28"> + Fe</text:span><text:span text:style-name="T20">2</text:span><text:span text:style-name="T28">O</text:span><text:span text:style-name="T20">3</text:span><text:span text:style-name="T28"> → H</text:span><text:span text:style-name="T20">2</text:span><text:span text:style-name="T28">O + 2FeO</text:span></text:p>
      <text:p text:style-name="P48"><text:span text:style-name="T28"><text:tab/>CH4: CH</text:span><text:span text:style-name="T20">4</text:span><text:span text:style-name="T28"> + 4 Fe</text:span><text:span text:style-name="T20">2</text:span><text:span text:style-name="T28">O</text:span><text:span text:style-name="T20">3</text:span><text:span text:style-name="T28"> → CO</text:span><text:span text:style-name="T20">2</text:span><text:span text:style-name="T28"> + 2 H</text:span><text:span text:style-name="T20">2</text:span><text:span text:style-name="T28">O + 8 FeO </text:span></text:p>
      <text:p text:style-name="P48"><text:span text:style-name="T28"/></text:p>
      <text:p text:style-name="P48"><text:span text:style-name="T28"/></text:p>
      <text:p text:style-name="P48"><text:span text:style-name="T28"><text:tab/>O2: Besoin d'environ 20% à pression ambiante</text:span></text:p>
      <text:p text:style-name="P50"><text:span text:style-name="T30">Ce n'est pas le % qui est toxic, mais le "partial pressure" (i.e. Pression totale de l'atmosphère xO2% </text:span><text:span text:style-name="T31">(volume)</text:span><text:span text:style-name="T30">)</text:span></text:p>
      <text:p text:style-name="P50"><text:span text:style-name="T30">Partial pressure au dessus de 51kPa, toxique (soit 50% à pression Terre, mais 100% respirable à 30-50kPa...)</text:span></text:p>
      <text:p text:style-name="P51"><text:span text:style-name="T31">Dangeureux en dessous de 16kPa.</text:span></text:p>
      <text:p text:style-name="P49"><text:span text:style-name="T28"><text:tab/>CO2: Provoque effet de serre. </text:span><text:span text:style-name="T29">Pas viable sur le long terme à plus de 2%</text:span></text:p>
      <text:p text:style-name="P49"><text:span text:style-name="T29">(sans danger: 1mois à 3%, 1 semaine à 4%. Toxique vers 7-10%)</text:span></text:p>
      <text:p text:style-name="P48"><text:span text:style-name="T28"><text:tab/>H2O: nuages...</text:span></text:p>
      <text:p text:style-name="P52"><text:span text:style-name="T28"><text:tab/></text:span><text:span text:style-name="T30">O3: Formé à partir de O2 en haute atmosphère, par les radiations. Tué par OH, NO, Cl, Br (les deux derniers étant les trucs qui ont réduit la couche d'ozone dernièrement)</text:span></text:p>
      <text:p text:style-name="P52"><text:span text:style-name="T30"><text:tab/>N2: buffer gaz, pas toxique</text:span></text:p>
      <text:p text:style-name="P52"><text:span text:style-name="T30"><text:tab/>Ar: buffer gaz, pas toxique MAIS plus dense que l'air habituel.</text:span></text:p>
      <text:p text:style-name="P53"><text:span text:style-name="T30">Question: </text:span><text:span text:style-name="T15">Comment les gaz de différente</text:span><text:span text:style-name="T16">s</text:span><text:span text:style-name="T15"> densité</text:span><text:span text:style-name="T16">s</text:span><text:span text:style-name="T15"> se mélangent-ils?</text:span><text:span text:style-name="T30"> . </text:span><text:span text:style-name="T31">Ar formerait-il une couche?</text:span></text:p>
      <text:p text:style-name="P52"><text:span text:style-name="T30"/></text:p>
      <text:p text:style-name="P53"><text:span text:style-name="T30">Greenhouse gases: H2O, </text:span><text:span text:style-name="T31">nuages</text:span><text:span text:style-name="T30">, CO2, CH4, N2O (?), O3, NH4. (à différents degrés. Peut-on le calculer? </text:span><text:a xlink:type="simple" xlink:href="https://en.wikipedia.org/wiki/Global_warming_potential">https://en.wikipedia.org/wiki/Global_warming_potential</text:a><text:span text:style-name="T30"> </text:span><text:span text:style-name="T32">pas pratique</text:span><text:span text:style-name="T30">)</text:span></text:p>
      <text:p text:style-name="P54"><text:span text:style-name="T32">O3 même pas pris en compte dans le GWP.</text:span></text:p>
      <text:p text:style-name="P54"><text:span text:style-name="T32">CO2, CH4 et N2O pris dans le GWP.</text:span></text:p>
      <text:p text:style-name="P54"><text:span text:style-name="T32">O3, H2O, nuages, NH4 ?</text:span></text:p>
      <text:p text:style-name="P57"><text:span text:style-name="T32">Comment quantifier?</text:span></text:p>
      <text:p text:style-name="P53"><text:span text:style-name="T30">PAS greenhouse: N2, Ar, O2</text:span></text:p>
      <text:p text:style-name="P53"><text:span text:style-name="T30"/></text:p>
      <text:p text:style-name="P53"><text:span text:style-name="T30"/></text:p>
      <text:p text:style-name="P54"><text:span text:style-name="T32">-Occupation (militaire/de jure)</text:span></text:p>
      <text:p text:style-name="P54"><text:span text:style-name="T32">On ne peut controller militairement que ce qui est habitable. Le reste sont des frontières diplomatiques.</text:span></text:p>
      <text:p text:style-name="P54"><text:span text:style-name="T32"/></text:p>
      <text:p text:style-name="P54"><text:span text:style-name="T32"/></text:p>
      <text:p text:style-name="P54"><text:span text:style-name="T32">-Infrastructures: </text:span></text:p>
      <text:p text:style-name="P54"><text:span text:style-name="T32"><text:tab/>En puit</text:span></text:p>
      <text:p text:style-name="P54"><text:span text:style-name="T32"><text:tab/>En bunker/sous-sol</text:span></text:p>
      <text:p text:style-name="P54"><text:span text:style-name="T32"><text:tab/>En dome</text:span></text:p>
      <text:p text:style-name="P54"><text:span text:style-name="T32"><text:tab/>En free</text:span></text:p>
      <text:p text:style-name="P54"><text:span text:style-name="T32"><text:tab/>Big Stuff? (ascenseur spatial)</text:span></text:p>
      <text:p text:style-name="P54"><text:span text:style-name="T32"/></text:p>
      <text:p text:style-name="P54"><text:span text:style-name="T32">types:</text:span></text:p>
      <text:p text:style-name="P54"><text:span text:style-name="T32"><text:tab/>Usines</text:span></text:p>
      <text:p text:style-name="P54"><text:span text:style-name="T32"><text:tab/>Habitations</text:span></text:p>
      <text:p text:style-name="P54"><text:span text:style-name="T32"><text:tab/>Nourriture</text:span></text:p>
      <text:p text:style-name="P55"><text:span text:style-name="T32"><text:tab/></text:span><text:span text:style-name="T33">Science?</text:span></text:p>
      <text:p text:style-name="P55"><text:span text:style-name="T33"><text:tab/>Autres?</text:span><text:span text:style-name="T32"><text:tab/></text:span></text:p>
      <text:p text:style-name="P54"><text:span text:style-name="T32"/></text:p>
      <text:p text:style-name="P54"><text:span text:style-name="T32">Cout en matière "première", en énergie à maintenir, habitable ou non, place occupée, </text:span><text:span text:style-name="T33">besoins physiques? (par exemple mettre des algues/lichens, mettre des fermes, des vaches, ...)</text:span></text:p>
      <text:p text:style-name="P54"><text:span text:style-name="T32"/></text:p>
      <text:p text:style-name="P54"><text:span text:style-name="T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79cm" fo:margin-bottom="1.15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27M59S</meta:editing-duration>
    <meta:editing-cycles>9</meta:editing-cycles>
    <meta:generator>LibreOffice/4.0.4.2$Windows_x86 LibreOffice_project/9e9821abd0ffdbc09cd8c52eaa574fa09eb08f2</meta:generator>
    <dc:date>2014-04-10T16:46:50.54</dc:date>
    <meta:document-statistic meta:table-count="0" meta:image-count="0" meta:object-count="0" meta:page-count="5" meta:paragraph-count="183" meta:word-count="1974" meta:character-count="13359" meta:non-whitespace-character-count="11517"/>
    <meta:user-defined meta:name="Info 1"/>
    <meta:user-defined meta:name="Info 2"/>
    <meta:user-defined meta:name="Info 3"/>
    <meta:user-defined meta:name="Info 4"/>
  </office:meta>
</office:document-meta>
</file>